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6">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2.899cm" svg:height="2.176cm" svg:x="54.3cm" svg:y="13.735cm" draw:caption-point-x="-0.61cm" draw:caption-point-y="1.51cm">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63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8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4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2.899cm" svg:height="1.799cm" svg:x="34.08cm" svg:y="12.087cm" draw:caption-point-x="-0.61cm" draw:caption-point-y="1.51cm">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2.899cm" svg:height="1.799cm" svg:x="34.08cm" svg:y="12.613cm" draw:caption-point-x="-0.61cm" draw:caption-point-y="1.51cm">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2.899cm" svg:height="1.799cm" svg:x="34.08cm" svg:y="15.139cm" draw:caption-point-x="-0.61cm" draw:caption-point-y="1.51cm">
              <dc:creator>Andreas Reichel</dc:creator>
              <dc:date>2024-05-06T16:54: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2.899cm" svg:height="1.799cm" svg:x="34.08cm" svg:y="15.664cm" draw:caption-point-x="-0.61cm" draw:caption-point-y="1.51cm">
              <dc:creator>Andreas Reichel</dc:creator>
              <dc:date>2024-05-06T16:55: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2.899cm" svg:height="1.799cm" svg:x="34.08cm" svg:y="26.006cm" draw:caption-point-x="-0.61cm" draw:caption-point-y="1.51cm">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2.899cm" svg:height="1.799cm" svg:x="34.08cm" svg:y="31.211cm" draw:caption-point-x="-0.61cm" draw:caption-point-y="1.51cm">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38.373cm" draw:caption-point-x="-0.61cm" draw:caption-point-y="1.51cm">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0.496cm" draw:caption-point-x="-0.61cm" draw:caption-point-y="1.51cm">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2" office:value-type="string" calcext:value-type="string">
            <office:annotation draw:style-name="gr4" svg:width="2.899cm" svg:height="1.799cm" svg:x="34.08cm" svg:y="44.744cm" draw:caption-point-x="-0.61cm" draw:caption-point-y="1.51cm">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182" office:value-type="string" calcext:value-type="string">
            <office:annotation draw:style-name="gr4" svg:width="2.899cm" svg:height="1.799cm" svg:x="34.08cm" svg:y="46.337cm" draw:caption-point-x="-0.61cm" draw:caption-point-y="1.51cm">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2.899cm" svg:height="1.799cm" svg:x="34.08cm" svg:y="52.087cm" draw:caption-point-x="-0.61cm" draw:caption-point-y="1.51cm">
              <dc:creator>Andreas Reichel</dc:creator>
              <dc:date>2024-05-06T16:52: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2.899cm" svg:height="1.799cm" svg:x="34.08cm" svg:y="52.613cm" draw:caption-point-x="-0.61cm" draw:caption-point-y="1.51cm">
              <dc:creator>Andreas Reichel</dc:creator>
              <dc:date>2024-05-06T16:52: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16:17:38.7892751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6T17:01:04.931572256</dc:date>
    <dc:creator>Andreas Reichel</dc:creator>
    <meta:editing-duration>P7DT8H24M39S</meta:editing-duration>
    <meta:editing-cycles>216</meta:editing-cycles>
    <meta:generator>LibreOffice/24.2.2.2$Linux_X86_64 LibreOffice_project/0c67cb584487b61d2f89348928c8042c712a8ab6</meta:generator>
    <meta:document-statistic meta:table-count="20" meta:cell-count="4240" meta:object-count="0"/>
  </office:meta>
</office:document-meta>
</file>